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65ccf" officeooo:paragraph-rsid="002dda6f"/>
    </style:style>
    <style:style style:name="P2" style:family="paragraph" style:parent-style-name="Standard">
      <style:text-properties style:font-name="Linux Libertine O" officeooo:rsid="00365ccf" officeooo:paragraph-rsid="003fff47"/>
    </style:style>
    <style:style style:name="P3" style:family="paragraph" style:parent-style-name="Standard">
      <style:text-properties style:font-name="Linux Libertine O" officeooo:rsid="0035cc64" officeooo:paragraph-rsid="0047345e"/>
    </style:style>
    <style:style style:name="P4" style:family="paragraph" style:parent-style-name="Standard">
      <style:text-properties style:font-name="Linux Libertine O" officeooo:rsid="0045d360" officeooo:paragraph-rsid="0045d360"/>
    </style:style>
    <style:style style:name="P5" style:family="paragraph" style:parent-style-name="Standard">
      <style:text-properties style:font-name="Linux Libertine O" officeooo:rsid="0045d360" officeooo:paragraph-rsid="002dda6f"/>
    </style:style>
    <style:style style:name="P6" style:family="paragraph" style:parent-style-name="Standard">
      <style:text-properties style:font-name="Linux Libertine O" officeooo:rsid="0045d360" officeooo:paragraph-rsid="0047345e"/>
    </style:style>
    <style:style style:name="P7" style:family="paragraph" style:parent-style-name="Standard">
      <style:text-properties style:font-name="Linux Libertine O" officeooo:rsid="0047345e" officeooo:paragraph-rsid="0047345e"/>
    </style:style>
    <style:style style:name="P8" style:family="paragraph" style:parent-style-name="Heading">
      <style:text-properties officeooo:paragraph-rsid="003fff47"/>
    </style:style>
    <style:style style:name="P9" style:family="paragraph" style:parent-style-name="Standard">
      <style:text-properties officeooo:rsid="0035cc64" officeooo:paragraph-rsid="0035cc64"/>
    </style:style>
    <style:style style:name="P10" style:family="paragraph" style:parent-style-name="Standard">
      <style:text-properties style:font-name="Linux Libertine O" officeooo:rsid="0045d360" officeooo:paragraph-rsid="0045d360"/>
    </style:style>
    <style:style style:name="P11" style:family="paragraph" style:parent-style-name="Standard">
      <style:text-properties style:font-name="Linux Libertine O" officeooo:rsid="0045d360" officeooo:paragraph-rsid="0047345e"/>
    </style:style>
    <style:style style:name="P12" style:family="paragraph" style:parent-style-name="Standard">
      <style:text-properties fo:color="#3465a4" loext:opacity="100%" style:font-name="Linux Libertine O" fo:font-size="14pt" fo:font-weight="bold" officeooo:rsid="0045d360" officeooo:paragraph-rsid="0045d360" style:font-name-asian="Noto Sans CJK SC Regular" style:font-size-asian="14pt" style:font-weight-asian="bold" style:font-name-complex="FreeSans1" style:font-size-complex="14pt" style:font-weight-complex="bold"/>
    </style:style>
    <style:style style:name="P13" style:family="paragraph" style:parent-style-name="Heading_20_1">
      <style:text-properties fo:color="#004586" loext:opacity="100%" style:font-name="Linux Libertine O" fo:font-size="18.2000007629395pt" fo:font-weight="bold" officeooo:rsid="002e3001" officeooo:paragraph-rsid="003fff4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5d360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7345e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style:font-name="Linux Libertine O"/>
    </style:style>
    <style:style style:name="T5" style:family="text">
      <style:text-properties style:font-name="Linux Libertine O" officeooo:rsid="0047345e"/>
    </style:style>
    <style:style style:name="T6" style:family="text">
      <style:text-properties officeooo:rsid="0045d360"/>
    </style:style>
    <style:style style:name="T7" style:family="text">
      <style:text-properties officeooo:rsid="0047345e"/>
    </style:style>
    <style:style style:name="T8" style:family="text">
      <style:text-properties officeooo:rsid="00491ccf"/>
    </style:style>
    <style:style style:name="T9" style:family="text">
      <style:text-properties officeooo:rsid="004aaf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6">Gateau breton</text:span> (<text:span text:style-name="T6">6-8</text:span> portions; <text:span text:style-name="T6">1 hr</text:span>)</text:h>
      <text:p text:style-name="P9"><text:span text:style-name="T5">A moreish cake-biscuit f</text:span><text:span text:style-name="T4">rom </text:span><text:a xlink:type="simple" xlink:href="https://www.allrecipes.com/recipe/266874/gateau-breton/" text:style-name="Internet_20_link" text:visited-style-name="Visited_20_Internet_20_Link"><text:span text:style-name="T4">https://www.allrecipes.com/recipe/266874/gateau-breton/</text:span></text:a></text:p>
      <text:p text:style-name="P4">(I make this as a pair with the coconut macaroons as together they use two whole eggs.)</text:p>
      <text:p text:style-name="P12"/>
      <text:p text:style-name="P12"/>
      <text:p text:style-name="P8"><text:span text:style-name="T1">For </text:span><text:span text:style-name="T2">the </text:span><text:span text:style-name="T3">preparation</text:span></text:p>
      <text:p text:style-name="P5"/>
      <text:p text:style-name="P4">Take about ¼ tsp of egg yolk and mix with a tablespoon of cold water. Leave to one side to glaze the cake later.</text:p>
      <text:p text:style-name="P4"/>
      <text:p text:style-name="P7">Preheat the oven to 190 degrees (fan oven) and line a 7.5” (19cm) diameter springform tin with baking paper.</text:p>
      <text:p text:style-name="P7"/>
      <text:p text:style-name="P7">This size of tin makes the cake about 2cm thick and fairly biscuity. If you prefer it less biscuity and more cakey you can <text:span text:style-name="T8">make it thicker by </text:span>us<text:span text:style-name="T8">ing</text:span> a smaller tin or multiply<text:span text:style-name="T8">ing</text:span> up the quantities.</text:p>
      <text:p text:style-name="P4"/>
      <text:p text:style-name="P1"/>
      <text:p text:style-name="P8"><text:span text:style-name="T1">For </text:span><text:span text:style-name="T3">the caking</text:span></text:p>
      <text:p text:style-name="P3"/>
      <text:p text:style-name="P3"><text:span text:style-name="T6">180</text:span>g plain flour</text:p>
      <text:p text:style-name="P6">90g butter (spreadable butter also works)</text:p>
      <text:p text:style-name="P6">85g demerara sugar</text:p>
      <text:p text:style-name="P3"><text:span text:style-name="T6">2</text:span> medium egg <text:span text:style-name="T6">yolks</text:span></text:p>
      <text:p text:style-name="P6">½ medium egg white</text:p>
      <text:p text:style-name="P6"><text:span text:style-name="T9">2</text:span> tsp cornflour</text:p>
      <text:p text:style-name="P7"/>
      <text:p text:style-name="P7"/>
      <text:p text:style-name="P6">Measure all the ingredients into a mixing bowl and mix well into a rough dough <text:span text:style-name="T7">with a spoon or hands</text:span>. Knead it into a ball (may be slightly crumbly).</text:p>
      <text:p text:style-name="P6"/>
      <text:p text:style-name="P7">Flatten the dough into the tin, pushing it in to flatten the baking paper against the tin and give a roughly flat surface.</text:p>
      <text:p text:style-name="P7"/>
      <text:p text:style-name="P7">Drizzle the egg wash over the top and spread it evenly over the whole cake.</text:p>
      <text:p text:style-name="P7"/>
      <text:p text:style-name="P7">Bake on 190 degrees for about 15 min, then reduce the heat to 175 degrees and bake for another 25 min. Leave to cool for about 10 min.</text:p>
      <text:p text:style-name="P7"/>
      <text:p text:style-name="P7">Tasty eaten a little warm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06:38.782679575</dc:date>
    <meta:editing-duration>PT1H45M12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37" meta:character-count="1284" meta:non-whitespace-character-count="1066"/>
  </office:meta>
</office:document-meta>
</file>